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422" officeooo:paragraph-rsid="00145422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5422" officeooo:paragraph-rsid="00145422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none" fo:font-weight="normal" officeooo:rsid="001abbb1" officeooo:paragraph-rsid="001abbb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c0f17" officeooo:paragraph-rsid="001cf954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bbb1" officeooo:paragraph-rsid="001abbb1" style:font-weight-asian="bold" style:font-weight-complex="bold"/>
    </style:style>
    <style:style style:name="P6" style:family="paragraph" style:parent-style-name="Standard" style:list-style-name="L1">
      <style:text-properties officeooo:paragraph-rsid="0015614e"/>
    </style:style>
    <style:style style:name="P7" style:family="paragraph" style:parent-style-name="Standard" style:list-style-name="L1">
      <style:text-properties officeooo:rsid="0015614e" officeooo:paragraph-rsid="0015614e"/>
    </style:style>
    <style:style style:name="P8" style:family="paragraph" style:parent-style-name="Standard" style:list-style-name="L1">
      <style:text-properties officeooo:rsid="0015614e" officeooo:paragraph-rsid="001abbb1"/>
    </style:style>
    <style:style style:name="P9" style:family="paragraph" style:parent-style-name="Standard" style:list-style-name="L1">
      <style:text-properties officeooo:rsid="0015614e" officeooo:paragraph-rsid="00169674"/>
    </style:style>
    <style:style style:name="P10" style:family="paragraph" style:parent-style-name="Standard" style:list-style-name="L1">
      <style:text-properties officeooo:rsid="00169674" officeooo:paragraph-rsid="00204f11"/>
    </style:style>
    <style:style style:name="P11" style:family="paragraph" style:parent-style-name="Standard" style:list-style-name="L1">
      <style:text-properties officeooo:rsid="00169674" officeooo:paragraph-rsid="00169674"/>
    </style:style>
    <style:style style:name="P12" style:family="paragraph" style:parent-style-name="Standard" style:list-style-name="L1">
      <style:text-properties officeooo:rsid="00169674" officeooo:paragraph-rsid="0018fed1"/>
    </style:style>
    <style:style style:name="P13" style:family="paragraph" style:parent-style-name="Standard" style:list-style-name="L2">
      <style:text-properties officeooo:rsid="00169674" officeooo:paragraph-rsid="00204f11"/>
    </style:style>
    <style:style style:name="P14" style:family="paragraph" style:parent-style-name="Standard" style:list-style-name="L3">
      <style:text-properties officeooo:rsid="00169674" officeooo:paragraph-rsid="00204f11"/>
    </style:style>
    <style:style style:name="P15" style:family="paragraph" style:parent-style-name="Standard" style:list-style-name="L1">
      <style:text-properties fo:font-weight="normal" officeooo:rsid="00169674" officeooo:paragraph-rsid="00169674" style:font-weight-asian="normal" style:font-weight-complex="normal"/>
    </style:style>
    <style:style style:name="P16" style:family="paragraph" style:parent-style-name="Standard" style:list-style-name="L4">
      <style:text-properties officeooo:paragraph-rsid="001cf954"/>
    </style:style>
    <style:style style:name="P17" style:family="paragraph" style:parent-style-name="Standard" style:list-style-name="L4">
      <style:text-properties officeooo:rsid="001cf954" officeooo:paragraph-rsid="001cf954"/>
    </style:style>
    <style:style style:name="P18" style:family="paragraph" style:parent-style-name="Standard">
      <style:text-properties fo:font-style="normal" style:text-underline-style="none" fo:font-weight="normal" officeooo:rsid="001cf954" officeooo:paragraph-rsid="001cf95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bold" officeooo:rsid="00240dbc" officeooo:paragraph-rsid="00240dbc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240dbc" officeooo:paragraph-rsid="00240dbc" style:font-style-asian="normal" style:font-weight-asian="bold" style:font-style-complex="normal" style:font-weight-complex="bold"/>
    </style:style>
    <style:style style:name="T1" style:family="text">
      <style:text-properties officeooo:rsid="0015614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cf954" style:font-weight-asian="normal" style:font-weight-complex="normal"/>
    </style:style>
    <style:style style:name="T4" style:family="text">
      <style:text-properties style:text-underline-style="none" fo:font-weight="normal" officeooo:rsid="001dc8d8" style:font-weight-asian="normal" style:font-weight-complex="normal"/>
    </style:style>
    <style:style style:name="T5" style:family="text">
      <style:text-properties style:use-window-font-color="true" style:text-underline-style="none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91c56" style:font-weight-asian="bold" style:font-weight-complex="bold"/>
    </style:style>
    <style:style style:name="T8" style:family="text">
      <style:text-properties officeooo:rsid="0016967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9674" style:font-weight-asian="bold" style:font-weight-complex="bold"/>
    </style:style>
    <style:style style:name="T11" style:family="text">
      <style:text-properties fo:font-weight="bold" officeooo:rsid="0018fed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abbb1" style:font-style-asian="italic" style:font-style-complex="italic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1cf954" style:font-style-asian="italic" style:font-weight-asian="normal" style:font-style-complex="italic" style:font-weight-complex="normal"/>
    </style:style>
    <style:style style:name="T17" style:family="text">
      <style:text-properties officeooo:rsid="001cf954"/>
    </style:style>
    <style:style style:name="T18" style:family="text">
      <style:text-properties fo:font-style="normal" officeooo:rsid="001dc8d8" style:font-style-asian="normal" style:font-style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1ddea" style:font-style-asian="normal" style:font-weight-asian="normal" style:font-style-complex="normal" style:font-weight-complex="normal"/>
    </style:style>
    <style:style style:name="T21" style:family="text">
      <style:text-properties officeooo:rsid="001dc8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RduplexSVM instructions</text:p>
      <text:p text:style-name="P1"/>
      <text:p text:style-name="P1"><text:span text:style-name="T6">Train <text:s/>- </text:span><text:span text:style-name="T7">Test </text:span><text:span text:style-name="T6">MiRduplexSVM</text:span></text:p>
      <text:list xml:id="list790194865007337794" text:style-name="L1">
        <text:list-item>
          <text:p text:style-name="P6"><text:span text:style-name="T1">Download miRBase data (</text:span><text:a xlink:type="simple" xlink:href="ftp://mirbase.org/pub/mirbase/CURRENT/miRNA.dat.gz"><text:span text:style-name="T5">miRNA.dat</text:span></text:a><text:span text:style-name="T1">) from </text:span><text:a xlink:type="simple" xlink:href="http://www.mirbase.org/ftp.shtml"><text:span text:style-name="T1">http://www.mirbase.org/ftp.shtml</text:span></text:a><text:span text:style-name="T1"> We have test the code on versions 17(included in the download) and 19.</text:span></text:p>
        </text:list-item>
        <text:list-item>
          <text:p text:style-name="P7">Put the .dat file to <text:span text:style-name="T13">“</text:span><text:bookmark-start text:name="__DdeLink__20_1318269478"/><text:span text:style-name="T14">MiRduplexSVM/</text:span><text:bookmark-end text:name="__DdeLink__20_1318269478"/><text:span text:style-name="T13">code/input/data”</text:span> folder</text:p>
        </text:list-item>
        <text:list-item>
          <text:p text:style-name="P8">Go in folder <text:span text:style-name="T13">“</text:span><text:span text:style-name="T14">MiRduplexSVM/</text:span><text:span text:style-name="T13">code”</text:span>, and run script <text:span text:style-name="T13">“init.m”</text:span>. The performed steps are printed in matlab's command window. </text:p>
          <text:p text:style-name="P10">NOTES: </text:p>
        </text:list-item>
      </text:list>
      <text:list xml:id="list4781555009691974566" text:style-name="L2">
        <text:list-item>
          <text:p text:style-name="P13">The fold of the cross validation are set in the second cell. </text:p>
        </text:list-item>
      </text:list>
      <text:list xml:id="list6615615199894952085" text:style-name="L3">
        <text:list-item>
          <text:p text:style-name="P14">Only human and mouse hairpins are selected to train – test the algorithm. You can change this in cell 6, line 76. </text:p>
        </text:list-item>
      </text:list>
      <text:list xml:id="list175251201731023" text:continue-list="list790194865007337794" text:style-name="L1">
        <text:list-item>
          <text:p text:style-name="P7">Run script <text:span text:style-name="T13">“runexpCrossVal.m”</text:span> <text:span text:style-name="T8">to optimize hyper parameters employing 5 fold cross validation.</text:span></text:p>
          <text:p text:style-name="P7">In the <text:span text:style-name="T9">first cell</text:span>, the user can set SVMs hyperparameters. Only the polynomial kernel can be used. <text:bookmark-start text:name="__DdeLink__15_1318269478"/>The default parameters are the ones used in the MiRduplexSVM publication. <text:a xlink:type="simple" xlink:href="http://journals.plos.org/plosone/article?id=10.1371/journal.pone.0126151">http://journals.plos.org/plosone/article?id=10.1371/journal.pone.0126151</text:a><text:bookmark-end text:name="__DdeLink__15_1318269478"/></text:p>
          <text:p text:style-name="P7"><text:span text:style-name="T9">Second cell</text:span> trains the SVMs</text:p>
          <text:p text:style-name="P9"><text:span text:style-name="T8">In the </text:span><text:span text:style-name="T10">t</text:span><text:span text:style-name="T9">hird </text:span><text:span text:style-name="T10">cell</text:span><text:span text:style-name="T8"> the user should re-set </text:span>SVMs hyperparameters. </text:p>
          <text:p text:style-name="P11">The <text:span text:style-name="T9">forth cell</text:span> tests the models which were produced from the second cell.</text:p>
          <text:p text:style-name="P11"><text:bookmark-start text:name="__DdeLink__17_1318269478"/>The <text:span text:style-name="T9">fifth cell </text:span><text:span text:style-name="T12">generate figures with several metrics to evaluate performance.</text:span><text:bookmark-end text:name="__DdeLink__17_1318269478"/></text:p>
        </text:list-item>
        <text:list-item>
          <text:p text:style-name="P15">Run script “runexpHoldOut.m” to train and test the final model using a hold out set. </text:p>
          <text:p text:style-name="P11">In the <text:span text:style-name="T9">second cell</text:span> the user should provide the desired parameters. <text:span text:style-name="T1">The default parameters are the ones used in the MiRduplexSVM publication. </text:span><text:a xlink:type="simple" xlink:href="http://journals.plos.org/plosone/article?id=10.1371/journal.pone.0126151"><text:span text:style-name="T1">http://journals.plos.org/plosone/article?id=10.1371/journal.pone.0126151</text:span></text:a></text:p>
          <text:p text:style-name="P12">The <text:span text:style-name="T11">last</text:span><text:span text:style-name="T9"> cell </text:span><text:span text:style-name="T12">generate figures with several metrics to evaluate performance.</text:span></text:p>
          <text:p text:style-name="P7"/>
        </text:list-item>
      </text:list>
      <text:p text:style-name="P5">Results</text:p>
      <text:p text:style-name="P3">.mat file with the actual numbers of the performance metrics can be found in the <text:span text:style-name="T13">“MiRduplexSVM/code/Results”</text:span> folder. </text:p>
      <text:p text:style-name="P3"/>
      <text:p text:style-name="P4">The cumulative distributions of the errors can be <text:span text:style-name="T21">found</text:span> <text:span text:style-name="T17">by following the steps below.</text:span></text:p>
      <text:list xml:id="list502079527253864237" text:style-name="L4">
        <text:list-item>
          <text:p text:style-name="P16"><text:span text:style-name="T3">Load a </text:span><text:span text:style-name="T16">“_CumFreq_10.mat”</text:span><text:span text:style-name="T3"> file</text:span></text:p>
        </text:list-item>
        <text:list-item>
          <text:p text:style-name="P17">Duplex errors, <text:span text:style-name="T21">(similar to figure 3),</text:span> are included in the <text:span text:style-name="T13">“meanAbsErrorMeanCumRelFreq” </text:span><text:span text:style-name="T18">double</text:span><text:span text:style-name="T13">. </text:span></text:p>
        </text:list-item>
        <text:list-item>
          <text:p text:style-name="P17"><text:span text:style-name="T2">k55, k53, k35, k33 errors </text:span><text:span text:style-name="T4">(similar to figure 4)</text:span><text:span text:style-name="T2"> are included in the “</text:span><text:span text:style-name="T15">f5p5pMeanAbsErrorCumRelFreq”, “f5p3pMeanAbsErrorCumRelFreq”, “f3p5pMeanAbsErrorCumRelFreq”, “f3p3pMeanAbsErrorCumRelFreq” </text:span><text:span text:style-name="T19">doubles, </text:span><text:span text:style-name="T20">respectively.</text:span></text:p>
        </text:list-item>
      </text:list>
      <text:p text:style-name="P18"/>
      <text:p text:style-name="P19"/>
      <text:p text:style-name="P20">Thank you for using MiRduplexSVM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3:24:36.734183880</meta:creation-date>
    <dc:date>2015-09-22T17:52:50.951554160</dc:date>
    <meta:editing-duration>PT1H28M39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294" meta:character-count="2096" meta:non-whitespace-character-count="1826"/>
  </office:meta>
</office:document-meta>
</file>